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00000000B0000000BE24D768F29DC841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5.71mm"/>
    </style:style>
    <style:style style:name="co2" style:family="table-column">
      <style:table-column-properties fo:break-before="auto" style:column-width="36.05mm"/>
    </style:style>
    <style:style style:name="co3" style:family="table-column">
      <style:table-column-properties fo:break-before="auto" style:column-width="9.49mm"/>
    </style:style>
    <style:style style:name="co4" style:family="table-column">
      <style:table-column-properties fo:break-before="auto" style:column-width="22.63mm"/>
    </style:style>
    <style:style style:name="co5" style:family="table-column">
      <style:table-column-properties fo:break-before="auto" style:column-width="25.72mm"/>
    </style:style>
    <style:style style:name="co6" style:family="table-column">
      <style:table-column-properties fo:break-before="auto" style:column-width="29.63mm"/>
    </style:style>
    <style:style style:name="co7" style:family="table-column">
      <style:table-column-properties fo:break-before="auto" style:column-width="17.89mm"/>
    </style:style>
    <style:style style:name="co8" style:family="table-column">
      <style:table-column-properties fo:break-before="auto" style:column-width="17.04mm"/>
    </style:style>
    <style:style style:name="co9" style:family="table-column">
      <style:table-column-properties fo:break-before="auto" style:column-width="13.12mm"/>
    </style:style>
    <style:style style:name="co10" style:family="table-column">
      <style:table-column-properties fo:break-before="auto" style:column-width="16.21mm"/>
    </style:style>
    <style:style style:name="co11" style:family="table-column">
      <style:table-column-properties fo:break-before="auto" style:column-width="104mm"/>
    </style:style>
    <style:style style:name="co12" style:family="table-column">
      <style:table-column-properties fo:break-before="auto" style:column-width="5.98mm"/>
    </style:style>
    <style:style style:name="co13" style:family="table-column">
      <style:table-column-properties fo:break-before="auto" style:column-width="32.95mm"/>
    </style:style>
    <style:style style:name="co14" style:family="table-column">
      <style:table-column-properties fo:break-before="auto" style:column-width="16.47mm"/>
    </style:style>
    <style:style style:name="co15" style:family="table-column">
      <style:table-column-properties fo:break-before="auto" style:column-width="22.08mm"/>
    </style:style>
    <style:style style:name="ro1" style:family="table-row">
      <style:table-row-properties style:row-height="44.98mm" fo:break-before="auto" style:use-optimal-row-height="false"/>
    </style:style>
    <style:style style:name="ro2" style:family="table-row">
      <style:table-row-properties style:row-height="11.98mm" fo:break-before="auto" style:use-optimal-row-height="false"/>
    </style:style>
    <style:style style:name="ro3" style:family="table-row">
      <style:table-row-properties style:row-height="9.26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ro5" style:family="table-row">
      <style:table-row-properties style:row-height="4.5mm" fo:break-before="auto" style:use-optimal-row-height="false"/>
    </style:style>
    <style:style style:name="ta1" style:family="table" style:master-page-name="PageStyle_5f_2017">
      <style:table-properties table:display="true" style:writing-mode="lr-tb"/>
    </style:style>
    <style:style style:name="ta2" style:family="table" style:master-page-name="PageStyle_5f_Sheet2">
      <style:table-properties table:display="false" style:writing-mode="lr-tb"/>
    </style:style>
    <style:style style:name="ta3" style:family="table" style:master-page-name="PageStyle_5f_Sheet3">
      <style:table-properties table:display="fals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38" number:automatic-order="true" number:format-source="language">
      <number:day-of-week number:style="long"/>
      <number:text>, </number:text>
      <number:day number:style="long"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38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4" style:family="table-cell" style:parent-style-name="Default">
      <style:table-cell-properties fo:background-color="#ffffff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0" style:family="table-cell" style:parent-style-name="Default">
      <style:table-cell-properties fo:background-color="#ffffff" fo:padding="0.71mm"/>
    </style:style>
    <style:style style:name="ce5" style:family="table-cell" style:parent-style-name="Default" style:data-style-name="N37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3" style:family="table-cell" style:parent-style-name="Default" style:data-style-name="N37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7" style:family="table-cell" style:parent-style-name="Default" style:data-style-name="N141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71mm" style:rotation-angle="90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17" style:family="table-cell" style:parent-style-name="Default" style:data-style-name="N37">
      <style:table-cell-properties fo:background-color="#ffffff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9" style:family="table-cell" style:parent-style-name="Default" style:data-style-name="N142">
      <style:table-cell-properties fo:background-color="#ffffff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7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2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29" style:family="table-cell" style:parent-style-name="Default" style:data-style-name="N145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38pt" fo:font-style="normal" fo:text-shadow="none" style:text-underline-style="none" fo:font-weight="normal" style:font-size-asian="38pt" style:font-style-asian="normal" style:font-weight-asian="normal" style:font-name-complex="Arial" style:font-size-complex="38pt" style:font-style-complex="normal" style:font-weight-complex="normal"/>
    </style:style>
    <style:style style:name="ce14" style:family="table-cell" style:parent-style-name="Default" style:data-style-name="N141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90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33" style:family="table-cell" style:parent-style-name="firstline" style:data-style-name="N145">
      <style:table-cell-properties style:glyph-orientation-vertical="0" fo:background-color="#ffffff" style:diagonal-bl-tr="none" style:diagonal-tl-br="none" style:text-align-source="fix" style:repeat-content="false" fo:wrap-option="wrap" style:direction="ltr" style:rotation-angle="0" style:shrink-to-fit="false"/>
      <style:paragraph-properties fo:text-align="center" fo:margin-left="0mm" style:writing-mode="page"/>
      <style:text-properties style:use-window-font-color="true" style:text-outline="false" style:text-line-through-style="none" style:text-line-through-type="none" fo:font-style="normal" fo:text-shadow="none" style:text-underline-style="none" fo:font-weight="normal" style:font-size-asian="38pt" style:font-style-asian="normal" style:font-weight-asian="normal" style:font-size-complex="38pt" style:font-style-complex="normal" style:font-weight-complex="normal"/>
    </style:style>
    <style:style style:name="ce16" style:family="table-cell" style:parent-style-name="Default" style:data-style-name="N110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36" style:family="table-cell" style:parent-style-name="firstline">
      <style:text-properties fo:font-size="18pt" style:font-size-asian="18pt" style:font-size-complex="18pt"/>
    </style:style>
    <style:style style:name="ce37" style:family="table-cell" style:parent-style-name="Default" style:data-style-name="N110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38" style:family="table-cell" style:parent-style-name="Default" style:data-style-name="N110">
      <style:table-cell-properties style:glyph-orientation-vertical="0" fo:background-color="#ffffff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21" style:family="table-cell" style:parent-style-name="Default" style:data-style-name="N100">
      <style:table-cell-properties fo:padding="0.71mm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4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46" style:family="table-cell" style:parent-style-name="Default">
      <style:table-cell-properties fo:padding="0.71mm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1.3mm" fo:padding-bottom="1.3mm" fo:padding-left="2.5mm" fo:padding-right="2.5mm" fo:wrap-option="wrap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size="20pt" style:font-style-complex="normal" style:font-style-asian="normal" style:font-weight-complex="normal" style:font-weight-asian="normal" style:font-size-complex="20pt" style:font-size-asian="20pt" style:font-name-complex="Arial" style:text-position="0% 100%" fo:text-shadow="none" style:text-outline="false" fo:font-style="normal" style:text-line-through-type="none" style:text-underline-style="none" style:text-underline-color="font-color" fo:font-weight="normal" style:font-name="Arial"/>
    </style:style>
    <style:style style:name="T2" style:family="text">
      <style:text-properties fo:font-size="20pt" style:font-style-complex="normal" style:font-style-asian="normal" style:font-size-complex="20pt" style:font-size-asian="20pt" style:font-name-complex="Arial" style:text-position="0% 100%" fo:text-shadow="none" style:text-outline="false" fo:font-style="normal" style:text-line-through-type="none" style:text-underline-style="none" style:text-underline-color="font-color" style:font-name="Arial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ttendance" table:style-name="ta1">
        <office:forms form:automatic-focus="false" form:apply-design-mode="false"/>
        <table:shapes>
          <draw:frame draw:z-index="0" draw:name="Graphics 3" draw:style-name="gr1" draw:text-style-name="P1" svg:width="3.92mm" svg:height="8.96mm" svg:x="174.16mm" svg:y="35.49mm">
            <draw:image xlink:href="Pictures/100002000000000B0000000BE24D768F29DC8414.png" xlink:type="simple" xlink:show="embed" xlink:actuate="onLoad">
              <text:p/>
            </draw:image>
          </draw:frame>
          <draw:frame draw:z-index="1" draw:name="Graphics 3" draw:style-name="gr1" draw:text-style-name="P1" svg:width="3.93mm" svg:height="9.32mm" svg:x="188.4mm" svg:y="34.96mm">
            <draw:image xlink:href="Pictures/100002000000000B0000000BE24D768F29DC8414.png" xlink:type="simple" xlink:show="embed" xlink:actuate="onLoad">
              <text:p/>
            </draw:image>
          </draw:frame>
        </table:shapes>
        <table:table-column table:style-name="co1" table:default-cell-style-name="ce10"/>
        <table:table-column table:style-name="co2" table:default-cell-style-name="ce13"/>
        <table:table-column table:style-name="co3" table:default-cell-style-name="ce13"/>
        <table:table-column table:style-name="co4" table:visibility="collapse" table:default-cell-style-name="ce10"/>
        <table:table-column table:style-name="co5" table:visibility="collapse" table:default-cell-style-name="ce10"/>
        <table:table-column table:style-name="co6" table:visibility="collapse" table:default-cell-style-name="ce10"/>
        <table:table-column table:style-name="co7" table:default-cell-style-name="ce27"/>
        <table:table-column table:style-name="co8" table:visibility="collapse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38"/>
        <table:table-column table:style-name="co12" table:visibility="collapse" table:default-cell-style-name="ce10"/>
        <table:table-column table:style-name="co13" table:default-cell-style-name="ce46"/>
        <table:table-column table:style-name="co14" table:number-columns-repeated="173" table:default-cell-style-name="ce46"/>
        <table:table-column table:style-name="co15" table:number-columns-repeated="71" table:default-cell-style-name="ce46"/>
        <table:table-column table:style-name="co15" table:number-columns-repeated="767" table:default-cell-style-name="Default"/>
        <table:table-header-rows>
          <table:table-row table:style-name="ro1">
            <table:table-cell table:style-name="ce1" table:formula="of:=TODAY()-WEEKDAY(TODAY())+5+IF(WEEKDAY(TODAY())&gt;4;IF(TIMEVALUE(CONCATENATE(HOUR(NOW());&quot;:&quot;;MINUTE(NOW())))&gt;TIMEVALUE(&quot;9:45&quot;);7;0);0)" office:value-type="date" office:date-value="2018-01-25" calcext:value-type="date">
              <text:p>Thursday, 25 January 2018</text:p>
            </table:table-cell>
            <table:table-cell table:style-name="ce5" office:value-type="string" calcext:value-type="string">
              <text:p>DOB</text:p>
            </table:table-cell>
            <table:table-cell table:style-name="ce7" office:value-type="string" calcext:value-type="string">
              <text:p>Gender</text:p>
            </table:table-cell>
            <table:table-cell table:style-name="ce7" table:number-columns-repeated="3"/>
            <table:table-cell table:style-name="ce7" office:value-type="string" calcext:value-type="string">
              <text:p><text:span text:style-name="T1"> </text:span><text:span text:style-name="T2"> Birthday?</text:span></text:p>
            </table:table-cell>
            <table:table-cell table:style-name="ce12"/>
            <table:table-cell table:style-name="ce7" office:value-type="string" calcext:value-type="string">
              <text:p><text:s text:c="2"/>Present</text:p>
            </table:table-cell>
            <table:table-cell table:style-name="ce14" office:value-type="string" calcext:value-type="string">
              <text:p><text:s text:c="2"/>Payment</text:p>
            </table:table-cell>
            <table:table-cell table:style-name="ce16" office:value-type="string" calcext:value-type="string">
              <text:p>Notes</text:p>
            </table:table-cell>
            <table:table-cell table:style-name="ce12"/>
            <table:table-cell table:style-name="ce21" table:number-columns-repeated="161"/>
            <table:table-cell table:number-columns-repeated="83"/>
            <table:table-cell table:style-name="ce21" table:number-columns-repeated="768"/>
          </table:table-row>
        </table:table-header-rows>
        <table:table-row table:style-name="ro2">
          <table:table-cell table:style-name="ce4" office:value-type="string" calcext:value-type="string">
            <text:p>[person.last_name;block=tbs:row], [person.first_name]</text:p>
          </table:table-cell>
          <table:table-cell table:style-name="ce5" office:value-type="string" calcext:value-type="string">
            <text:p>[person.DOB;ope=tbs:date]</text:p>
          </table:table-cell>
          <table:table-cell table:style-name="ce5" office:value-type="string" calcext:value-type="string">
            <text:p>M</text:p>
          </table:table-cell>
          <table:table-cell table:style-name="ce17" table:formula="of:=INDIRECT(&quot;E&quot;&amp;ROW())-INDIRECT(&quot;F&quot;&amp;ROW())" office:value-type="string" office:string-value="" calcext:value-type="error">
            <text:p>#VALUE!</text:p>
          </table:table-cell>
          <table:table-cell table:style-name="ce19" table:formula="of:=DATE(2001;MONTH(thisday);DAY(thisday))" office:value-type="date" office:date-value="2001-01-25" calcext:value-type="date">
            <text:p>25/01/2001</text:p>
          </table:table-cell>
          <table:table-cell table:style-name="ce19" table:formula="of:=DATE(2001;MONTH(INDIRECT(&quot;B&quot;&amp;ROW()));DAY(INDIRECT(&quot;B&quot;&amp;ROW())))" office:value-type="string" office:string-value="" calcext:value-type="error">
            <text:p>#VALUE!</text:p>
          </table:table-cell>
          <table:table-cell table:style-name="ce20" table:formula="of:=IF(INDIRECT(&quot;D&quot;&amp;ROW())&gt;=0;IF(INDIRECT(&quot;D&quot;&amp;ROW())&lt;7;&quot;Yes&quot;;&quot;&quot;);&quot;&quot;)" office:value-type="string" office:string-value="" calcext:value-type="error">
            <text:p>#VALUE!</text:p>
          </table:table-cell>
          <table:table-cell table:style-name="ce4"/>
          <table:table-cell table:style-name="ce29"/>
          <table:table-cell table:style-name="ce33" table:formula="of:=IF(INDIRECT(&quot;L&quot;&amp;ROW())=INDIRECT(&quot;L&quot;&amp;ROW()-1);T(ORG.OPENOFFICE.STYLE(&quot;continue&quot;));T(ORG.OPENOFFICE.STYLE(&quot;firstline&quot;)))">
            <text:p/>
          </table:table-cell>
          <table:table-cell table:style-name="ce36" table:formula="of:=IF(INDIRECT(&quot;L&quot;&amp;ROW())=INDIRECT(&quot;L&quot;&amp;ROW()-1);T(ORG.OPENOFFICE.STYLE(&quot;continue&quot;));T(ORG.OPENOFFICE.STYLE(&quot;firstline&quot;))&amp;&quot;[person.contact_remarks]&quot;)" office:value-type="string" office:string-value="[person.contact_remarks]" calcext:value-type="string">
            <text:p>[person.contact_remarks]</text:p>
          </table:table-cell>
          <table:table-cell table:style-name="ce4" office:value-type="string" calcext:value-type="string">
            <text:p>[person.family_name]</text:p>
          </table:table-cell>
          <table:table-cell table:style-name="ce41" table:number-columns-repeated="161"/>
          <table:table-cell table:number-columns-repeated="83"/>
          <table:table-cell table:style-name="ce41" table:number-columns-repeated="768"/>
        </table:table-row>
        <table:table-row table:style-name="ro2">
          <table:table-cell table:style-name="ce4"/>
          <table:table-cell table:style-name="ce5" table:number-columns-repeated="2"/>
          <table:table-cell table:style-name="ce4" table:formula="of:=[.E3]-[.F3]" office:value-type="float" office:value="-339" calcext:value-type="float">
            <text:p>-339</text:p>
          </table:table-cell>
          <table:table-cell table:style-name="ce19" table:formula="of:=DATE(2001;MONTH(thisday);DAY(thisday))" office:value-type="date" office:date-value="2001-01-25" calcext:value-type="date">
            <text:p>25/01/2001</text:p>
          </table:table-cell>
          <table:table-cell table:style-name="ce19" table:formula="of:=DATE(2001;MONTH([.B3]);DAY([.B3]))" office:value-type="date" office:date-value="2001-12-30" calcext:value-type="date">
            <text:p>30/12/2001</text:p>
          </table:table-cell>
          <table:table-cell table:style-name="ce20" table:formula="of:=IF([.$D3]&gt;=0;IF([.$D3]&lt;7;&quot;Yes&quot;;&quot;&quot;);&quot;&quot;)">
            <text:p/>
          </table:table-cell>
          <table:table-cell table:style-name="ce4"/>
          <table:table-cell table:style-name="ce29" table:number-columns-repeated="2"/>
          <table:table-cell table:style-name="ce37"/>
          <table:table-cell table:style-name="ce4"/>
          <table:table-cell table:style-name="ce41" table:number-columns-repeated="161"/>
          <table:table-cell table:number-columns-repeated="83"/>
          <table:table-cell table:style-name="ce41" table:number-columns-repeated="768"/>
        </table:table-row>
        <table:table-row table:style-name="ro2">
          <table:table-cell table:style-name="ce4"/>
          <table:table-cell table:style-name="ce5" table:number-columns-repeated="2"/>
          <table:table-cell table:style-name="ce4" table:formula="of:=[.E4]-[.F4]" office:value-type="float" office:value="-339" calcext:value-type="float">
            <text:p>-339</text:p>
          </table:table-cell>
          <table:table-cell table:style-name="ce19" table:formula="of:=DATE(2001;MONTH(thisday);DAY(thisday))" office:value-type="date" office:date-value="2001-01-25" calcext:value-type="date">
            <text:p>25/01/2001</text:p>
          </table:table-cell>
          <table:table-cell table:style-name="ce19" table:formula="of:=DATE(2001;MONTH([.B4]);DAY([.B4]))" office:value-type="date" office:date-value="2001-12-30" calcext:value-type="date">
            <text:p>30/12/2001</text:p>
          </table:table-cell>
          <table:table-cell table:style-name="ce20" table:formula="of:=IF([.$D4]&gt;=0;IF([.$D4]&lt;7;&quot;Yes&quot;;&quot;&quot;);&quot;&quot;)">
            <text:p/>
          </table:table-cell>
          <table:table-cell table:style-name="ce4"/>
          <table:table-cell table:style-name="ce29" table:number-columns-repeated="2"/>
          <table:table-cell table:style-name="ce37"/>
          <table:table-cell table:style-name="ce4"/>
          <table:table-cell table:style-name="ce41" table:number-columns-repeated="161"/>
          <table:table-cell table:number-columns-repeated="83"/>
          <table:table-cell table:style-name="ce41" table:number-columns-repeated="768"/>
        </table:table-row>
        <table:table-row table:style-name="ro2">
          <table:table-cell table:style-name="ce4"/>
          <table:table-cell table:style-name="ce5" table:number-columns-repeated="2"/>
          <table:table-cell table:style-name="ce4" table:formula="of:=[.E5]-[.F5]" office:value-type="float" office:value="-339" calcext:value-type="float">
            <text:p>-339</text:p>
          </table:table-cell>
          <table:table-cell table:style-name="ce19" table:formula="of:=DATE(2001;MONTH(thisday);DAY(thisday))" office:value-type="date" office:date-value="2001-01-25" calcext:value-type="date">
            <text:p>25/01/2001</text:p>
          </table:table-cell>
          <table:table-cell table:style-name="ce19" table:formula="of:=DATE(2001;MONTH([.B5]);DAY([.B5]))" office:value-type="date" office:date-value="2001-12-30" calcext:value-type="date">
            <text:p>30/12/2001</text:p>
          </table:table-cell>
          <table:table-cell table:style-name="ce20" table:formula="of:=IF([.$D5]&gt;=0;IF([.$D5]&lt;7;&quot;Yes&quot;;&quot;&quot;);&quot;&quot;)">
            <text:p/>
          </table:table-cell>
          <table:table-cell table:style-name="ce4"/>
          <table:table-cell table:style-name="ce29" table:number-columns-repeated="2"/>
          <table:table-cell table:style-name="ce37"/>
          <table:table-cell table:style-name="ce4"/>
          <table:table-cell table:style-name="ce41" table:number-columns-repeated="161"/>
          <table:table-cell table:number-columns-repeated="83"/>
          <table:table-cell table:style-name="ce41" table:number-columns-repeated="768"/>
        </table:table-row>
        <table:table-row table:style-name="ro2">
          <table:table-cell table:style-name="ce4"/>
          <table:table-cell table:style-name="ce5" table:number-columns-repeated="2"/>
          <table:table-cell table:style-name="ce4" table:formula="of:=[.E6]-[.F6]" office:value-type="float" office:value="-339" calcext:value-type="float">
            <text:p>-339</text:p>
          </table:table-cell>
          <table:table-cell table:style-name="ce19" table:formula="of:=DATE(2001;MONTH(thisday);DAY(thisday))" office:value-type="date" office:date-value="2001-01-25" calcext:value-type="date">
            <text:p>25/01/2001</text:p>
          </table:table-cell>
          <table:table-cell table:style-name="ce19" table:formula="of:=DATE(2001;MONTH([.B6]);DAY([.B6]))" office:value-type="date" office:date-value="2001-12-30" calcext:value-type="date">
            <text:p>30/12/2001</text:p>
          </table:table-cell>
          <table:table-cell table:style-name="ce20" table:formula="of:=IF([.$D6]&gt;=0;IF([.$D6]&lt;7;&quot;Yes&quot;;&quot;&quot;);&quot;&quot;)">
            <text:p/>
          </table:table-cell>
          <table:table-cell table:style-name="ce4"/>
          <table:table-cell table:style-name="ce29" table:number-columns-repeated="2"/>
          <table:table-cell table:style-name="ce37"/>
          <table:table-cell table:style-name="ce4"/>
          <table:table-cell table:style-name="ce41" table:number-columns-repeated="161"/>
          <table:table-cell table:number-columns-repeated="83"/>
          <table:table-cell table:style-name="ce41" table:number-columns-repeated="768"/>
        </table:table-row>
        <table:table-row table:style-name="ro2">
          <table:table-cell table:style-name="ce4"/>
          <table:table-cell table:style-name="ce5" table:number-columns-repeated="2"/>
          <table:table-cell table:style-name="ce4" table:formula="of:=[.E7]-[.F7]" office:value-type="float" office:value="-339" calcext:value-type="float">
            <text:p>-339</text:p>
          </table:table-cell>
          <table:table-cell table:style-name="ce19" table:formula="of:=DATE(2001;MONTH(thisday);DAY(thisday))" office:value-type="date" office:date-value="2001-01-25" calcext:value-type="date">
            <text:p>25/01/2001</text:p>
          </table:table-cell>
          <table:table-cell table:style-name="ce19" table:formula="of:=DATE(2001;MONTH([.B7]);DAY([.B7]))" office:value-type="date" office:date-value="2001-12-30" calcext:value-type="date">
            <text:p>30/12/2001</text:p>
          </table:table-cell>
          <table:table-cell table:style-name="ce20" table:formula="of:=IF([.$D7]&gt;=0;IF([.$D7]&lt;7;&quot;Yes&quot;;&quot;&quot;);&quot;&quot;)">
            <text:p/>
          </table:table-cell>
          <table:table-cell table:style-name="ce4"/>
          <table:table-cell table:style-name="ce29" table:number-columns-repeated="2"/>
          <table:table-cell table:style-name="ce37"/>
          <table:table-cell table:style-name="ce4"/>
          <table:table-cell table:style-name="ce41" table:number-columns-repeated="161"/>
          <table:table-cell table:number-columns-repeated="83"/>
          <table:table-cell table:style-name="ce41" table:number-columns-repeated="768"/>
        </table:table-row>
        <table:table-row table:style-name="ro2">
          <table:table-cell table:style-name="ce4"/>
          <table:table-cell table:style-name="ce5" table:number-columns-repeated="2"/>
          <table:table-cell table:style-name="ce4" table:formula="of:=[.E8]-[.F8]" office:value-type="float" office:value="-339" calcext:value-type="float">
            <text:p>-339</text:p>
          </table:table-cell>
          <table:table-cell table:style-name="ce19" table:formula="of:=DATE(2001;MONTH(thisday);DAY(thisday))" office:value-type="date" office:date-value="2001-01-25" calcext:value-type="date">
            <text:p>25/01/2001</text:p>
          </table:table-cell>
          <table:table-cell table:style-name="ce19" table:formula="of:=DATE(2001;MONTH([.B8]);DAY([.B8]))" office:value-type="date" office:date-value="2001-12-30" calcext:value-type="date">
            <text:p>30/12/2001</text:p>
          </table:table-cell>
          <table:table-cell table:style-name="ce20" table:formula="of:=IF([.$D8]&gt;=0;IF([.$D8]&lt;7;&quot;Yes&quot;;&quot;&quot;);&quot;&quot;)">
            <text:p/>
          </table:table-cell>
          <table:table-cell table:style-name="ce4"/>
          <table:table-cell table:style-name="ce29" table:number-columns-repeated="2"/>
          <table:table-cell table:style-name="ce37"/>
          <table:table-cell table:style-name="ce4"/>
          <table:table-cell table:style-name="ce41" table:number-columns-repeated="161"/>
          <table:table-cell table:number-columns-repeated="83"/>
          <table:table-cell table:style-name="ce41" table:number-columns-repeated="768"/>
        </table:table-row>
        <table:table-row table:style-name="ro2">
          <table:table-cell table:style-name="ce6"/>
          <table:table-cell table:style-name="ce5" table:number-columns-repeated="2"/>
          <table:table-cell table:style-name="ce4" table:formula="of:=[.E9]-[.F9]" office:value-type="float" office:value="-339" calcext:value-type="float">
            <text:p>-339</text:p>
          </table:table-cell>
          <table:table-cell table:style-name="ce19" table:formula="of:=DATE(2001;MONTH(thisday);DAY(thisday))" office:value-type="date" office:date-value="2001-01-25" calcext:value-type="date">
            <text:p>25/01/2001</text:p>
          </table:table-cell>
          <table:table-cell table:style-name="ce19" table:formula="of:=DATE(2001;MONTH([.B9]);DAY([.B9]))" office:value-type="date" office:date-value="2001-12-30" calcext:value-type="date">
            <text:p>30/12/2001</text:p>
          </table:table-cell>
          <table:table-cell table:style-name="ce20" table:formula="of:=IF([.$D9]&gt;=0;IF([.$D9]&lt;7;&quot;Yes&quot;;&quot;&quot;);&quot;&quot;)">
            <text:p/>
          </table:table-cell>
          <table:table-cell table:style-name="ce4"/>
          <table:table-cell table:style-name="ce29" table:number-columns-repeated="2"/>
          <table:table-cell table:style-name="ce37"/>
          <table:table-cell table:style-name="ce4"/>
          <table:table-cell table:style-name="ce41" table:number-columns-repeated="161"/>
          <table:table-cell table:number-columns-repeated="83"/>
          <table:table-cell table:style-name="ce41" table:number-columns-repeated="768"/>
        </table:table-row>
        <table:table-row table:style-name="ro2">
          <table:table-cell table:style-name="ce4"/>
          <table:table-cell table:style-name="ce5" table:number-columns-repeated="2"/>
          <table:table-cell table:style-name="ce4" table:formula="of:=[.E10]-[.F10]" office:value-type="float" office:value="-339" calcext:value-type="float">
            <text:p>-339</text:p>
          </table:table-cell>
          <table:table-cell table:style-name="ce19" table:formula="of:=DATE(2001;MONTH(thisday);DAY(thisday))" office:value-type="date" office:date-value="2001-01-25" calcext:value-type="date">
            <text:p>25/01/2001</text:p>
          </table:table-cell>
          <table:table-cell table:style-name="ce19" table:formula="of:=DATE(2001;MONTH([.B10]);DAY([.B10]))" office:value-type="date" office:date-value="2001-12-30" calcext:value-type="date">
            <text:p>30/12/2001</text:p>
          </table:table-cell>
          <table:table-cell table:style-name="ce20" table:formula="of:=IF([.$D10]&gt;=0;IF([.$D10]&lt;7;&quot;Yes&quot;;&quot;&quot;);&quot;&quot;)">
            <text:p/>
          </table:table-cell>
          <table:table-cell table:style-name="ce4"/>
          <table:table-cell table:style-name="ce29" table:number-columns-repeated="2"/>
          <table:table-cell table:style-name="ce37"/>
          <table:table-cell table:style-name="ce4"/>
          <table:table-cell table:style-name="ce41" table:number-columns-repeated="161"/>
          <table:table-cell table:number-columns-repeated="83"/>
          <table:table-cell table:style-name="ce41" table:number-columns-repeated="768"/>
        </table:table-row>
        <table:table-row table:style-name="ro2">
          <table:table-cell table:style-name="ce4"/>
          <table:table-cell table:style-name="ce5" table:number-columns-repeated="2"/>
          <table:table-cell table:style-name="ce4" table:formula="of:=[.E11]-[.F11]" office:value-type="float" office:value="-339" calcext:value-type="float">
            <text:p>-339</text:p>
          </table:table-cell>
          <table:table-cell table:style-name="ce19" table:formula="of:=DATE(2001;MONTH(thisday);DAY(thisday))" office:value-type="date" office:date-value="2001-01-25" calcext:value-type="date">
            <text:p>25/01/2001</text:p>
          </table:table-cell>
          <table:table-cell table:style-name="ce19" table:formula="of:=DATE(2001;MONTH([.B11]);DAY([.B11]))" office:value-type="date" office:date-value="2001-12-30" calcext:value-type="date">
            <text:p>30/12/2001</text:p>
          </table:table-cell>
          <table:table-cell table:style-name="ce20" table:formula="of:=IF([.$D11]&gt;=0;IF([.$D11]&lt;7;&quot;Yes&quot;;&quot;&quot;);&quot;&quot;)">
            <text:p/>
          </table:table-cell>
          <table:table-cell table:style-name="ce4"/>
          <table:table-cell table:style-name="ce29" table:number-columns-repeated="2"/>
          <table:table-cell table:style-name="ce37"/>
          <table:table-cell table:style-name="ce4"/>
          <table:table-cell table:style-name="ce41" table:number-columns-repeated="161"/>
          <table:table-cell table:number-columns-repeated="83"/>
          <table:table-cell table:style-name="ce41" table:number-columns-repeated="768"/>
        </table:table-row>
        <table:table-row table:style-name="ro2">
          <table:table-cell table:style-name="ce4"/>
          <table:table-cell table:style-name="ce5" table:number-columns-repeated="2"/>
          <table:table-cell table:style-name="ce4" table:formula="of:=[.E12]-[.F12]" office:value-type="float" office:value="-339" calcext:value-type="float">
            <text:p>-339</text:p>
          </table:table-cell>
          <table:table-cell table:style-name="ce19" table:formula="of:=DATE(2001;MONTH(thisday);DAY(thisday))" office:value-type="date" office:date-value="2001-01-25" calcext:value-type="date">
            <text:p>25/01/2001</text:p>
          </table:table-cell>
          <table:table-cell table:style-name="ce19" table:formula="of:=DATE(2001;MONTH([.B12]);DAY([.B12]))" office:value-type="date" office:date-value="2001-12-30" calcext:value-type="date">
            <text:p>30/12/2001</text:p>
          </table:table-cell>
          <table:table-cell table:style-name="ce20" table:formula="of:=IF([.$D12]&gt;=0;IF([.$D12]&lt;7;&quot;Yes&quot;;&quot;&quot;);&quot;&quot;)">
            <text:p/>
          </table:table-cell>
          <table:table-cell table:style-name="ce4"/>
          <table:table-cell table:style-name="ce29" table:number-columns-repeated="2"/>
          <table:table-cell table:style-name="ce37"/>
          <table:table-cell table:style-name="ce4"/>
          <table:table-cell table:style-name="ce41" table:number-columns-repeated="161"/>
          <table:table-cell table:number-columns-repeated="83"/>
          <table:table-cell table:style-name="ce41" table:number-columns-repeated="768"/>
        </table:table-row>
        <table:table-row table:style-name="ro2">
          <table:table-cell table:style-name="ce4"/>
          <table:table-cell table:style-name="ce5" table:number-columns-repeated="2"/>
          <table:table-cell table:style-name="ce4" table:formula="of:=[.E13]-[.F13]" office:value-type="float" office:value="-339" calcext:value-type="float">
            <text:p>-339</text:p>
          </table:table-cell>
          <table:table-cell table:style-name="ce19" table:formula="of:=DATE(2001;MONTH(thisday);DAY(thisday))" office:value-type="date" office:date-value="2001-01-25" calcext:value-type="date">
            <text:p>25/01/2001</text:p>
          </table:table-cell>
          <table:table-cell table:style-name="ce19" table:formula="of:=DATE(2001;MONTH([.B13]);DAY([.B13]))" office:value-type="date" office:date-value="2001-12-30" calcext:value-type="date">
            <text:p>30/12/2001</text:p>
          </table:table-cell>
          <table:table-cell table:style-name="ce20" table:formula="of:=IF([.$D13]&gt;=0;IF([.$D13]&lt;7;&quot;Yes&quot;;&quot;&quot;);&quot;&quot;)">
            <text:p/>
          </table:table-cell>
          <table:table-cell table:style-name="ce4"/>
          <table:table-cell table:style-name="ce29" table:number-columns-repeated="2"/>
          <table:table-cell table:style-name="ce37"/>
          <table:table-cell table:style-name="ce4"/>
          <table:table-cell table:style-name="ce41" table:number-columns-repeated="161"/>
          <table:table-cell table:number-columns-repeated="83"/>
          <table:table-cell table:style-name="ce41" table:number-columns-repeated="768"/>
        </table:table-row>
        <table:table-row table:style-name="ro2">
          <table:table-cell table:style-name="ce4"/>
          <table:table-cell table:style-name="ce5" table:number-columns-repeated="2"/>
          <table:table-cell table:style-name="ce4" table:formula="of:=[.E14]-[.F14]" office:value-type="float" office:value="-339" calcext:value-type="float">
            <text:p>-339</text:p>
          </table:table-cell>
          <table:table-cell table:style-name="ce19" table:formula="of:=DATE(2001;MONTH(thisday);DAY(thisday))" office:value-type="date" office:date-value="2001-01-25" calcext:value-type="date">
            <text:p>25/01/2001</text:p>
          </table:table-cell>
          <table:table-cell table:style-name="ce19" table:formula="of:=DATE(2001;MONTH([.B14]);DAY([.B14]))" office:value-type="date" office:date-value="2001-12-30" calcext:value-type="date">
            <text:p>30/12/2001</text:p>
          </table:table-cell>
          <table:table-cell table:style-name="ce20" table:formula="of:=IF([.$D14]&gt;=0;IF([.$D14]&lt;7;&quot;Yes&quot;;&quot;&quot;);&quot;&quot;)">
            <text:p/>
          </table:table-cell>
          <table:table-cell table:style-name="ce4"/>
          <table:table-cell table:style-name="ce29" table:number-columns-repeated="2"/>
          <table:table-cell table:style-name="ce37"/>
          <table:table-cell table:style-name="ce4"/>
          <table:table-cell table:style-name="ce41" table:number-columns-repeated="161"/>
          <table:table-cell table:number-columns-repeated="83"/>
          <table:table-cell table:style-name="ce41" table:number-columns-repeated="768"/>
        </table:table-row>
        <table:table-row table:style-name="ro2">
          <table:table-cell table:style-name="ce4"/>
          <table:table-cell table:style-name="ce5" table:number-columns-repeated="2"/>
          <table:table-cell table:style-name="ce4" table:formula="of:=[.E15]-[.F15]" office:value-type="float" office:value="-339" calcext:value-type="float">
            <text:p>-339</text:p>
          </table:table-cell>
          <table:table-cell table:style-name="ce19" table:formula="of:=DATE(2001;MONTH(thisday);DAY(thisday))" office:value-type="date" office:date-value="2001-01-25" calcext:value-type="date">
            <text:p>25/01/2001</text:p>
          </table:table-cell>
          <table:table-cell table:style-name="ce19" table:formula="of:=DATE(2001;MONTH([.B15]);DAY([.B15]))" office:value-type="date" office:date-value="2001-12-30" calcext:value-type="date">
            <text:p>30/12/2001</text:p>
          </table:table-cell>
          <table:table-cell table:style-name="ce20" table:formula="of:=IF([.$D15]&gt;=0;IF([.$D15]&lt;7;&quot;Yes&quot;;&quot;&quot;);&quot;&quot;)">
            <text:p/>
          </table:table-cell>
          <table:table-cell table:style-name="ce4"/>
          <table:table-cell table:style-name="ce29" table:number-columns-repeated="2"/>
          <table:table-cell table:style-name="ce37"/>
          <table:table-cell table:style-name="ce4"/>
          <table:table-cell table:style-name="ce41" table:number-columns-repeated="161"/>
          <table:table-cell table:number-columns-repeated="83"/>
          <table:table-cell table:style-name="ce41" table:number-columns-repeated="768"/>
        </table:table-row>
        <table:table-row table:style-name="ro2">
          <table:table-cell table:style-name="ce4"/>
          <table:table-cell table:style-name="ce5" table:number-columns-repeated="2"/>
          <table:table-cell table:style-name="ce4" table:formula="of:=[.E16]-[.F16]" office:value-type="float" office:value="-339" calcext:value-type="float">
            <text:p>-339</text:p>
          </table:table-cell>
          <table:table-cell table:style-name="ce19" table:formula="of:=DATE(2001;MONTH(thisday);DAY(thisday))" office:value-type="date" office:date-value="2001-01-25" calcext:value-type="date">
            <text:p>25/01/2001</text:p>
          </table:table-cell>
          <table:table-cell table:style-name="ce19" table:formula="of:=DATE(2001;MONTH([.B16]);DAY([.B16]))" office:value-type="date" office:date-value="2001-12-30" calcext:value-type="date">
            <text:p>30/12/2001</text:p>
          </table:table-cell>
          <table:table-cell table:style-name="ce20" table:formula="of:=IF([.$D16]&gt;=0;IF([.$D16]&lt;7;&quot;Yes&quot;;&quot;&quot;);&quot;&quot;)">
            <text:p/>
          </table:table-cell>
          <table:table-cell table:style-name="ce4"/>
          <table:table-cell table:style-name="ce29" table:number-columns-repeated="2"/>
          <table:table-cell table:style-name="ce37"/>
          <table:table-cell table:style-name="ce4"/>
          <table:table-cell table:style-name="ce41" table:number-columns-repeated="161"/>
          <table:table-cell table:number-columns-repeated="83"/>
          <table:table-cell table:style-name="ce41" table:number-columns-repeated="768"/>
        </table:table-row>
        <table:table-row table:style-name="ro2">
          <table:table-cell table:style-name="ce4"/>
          <table:table-cell table:style-name="ce5" table:number-columns-repeated="2"/>
          <table:table-cell table:style-name="ce4" table:formula="of:=[.E17]-[.F17]" office:value-type="float" office:value="-339" calcext:value-type="float">
            <text:p>-339</text:p>
          </table:table-cell>
          <table:table-cell table:style-name="ce19" table:formula="of:=DATE(2001;MONTH(thisday);DAY(thisday))" office:value-type="date" office:date-value="2001-01-25" calcext:value-type="date">
            <text:p>25/01/2001</text:p>
          </table:table-cell>
          <table:table-cell table:style-name="ce19" table:formula="of:=DATE(2001;MONTH([.B17]);DAY([.B17]))" office:value-type="date" office:date-value="2001-12-30" calcext:value-type="date">
            <text:p>30/12/2001</text:p>
          </table:table-cell>
          <table:table-cell table:style-name="ce20" table:formula="of:=IF([.$D17]&gt;=0;IF([.$D17]&lt;7;&quot;Yes&quot;;&quot;&quot;);&quot;&quot;)">
            <text:p/>
          </table:table-cell>
          <table:table-cell table:style-name="ce4"/>
          <table:table-cell table:style-name="ce29" table:number-columns-repeated="2"/>
          <table:table-cell table:style-name="ce37"/>
          <table:table-cell table:style-name="ce4"/>
          <table:table-cell table:style-name="ce41" table:number-columns-repeated="161"/>
          <table:table-cell table:number-columns-repeated="83"/>
          <table:table-cell table:style-name="ce41" table:number-columns-repeated="768"/>
        </table:table-row>
        <table:table-row table:style-name="ro2">
          <table:table-cell table:style-name="ce4"/>
          <table:table-cell table:style-name="ce5" table:number-columns-repeated="2"/>
          <table:table-cell table:style-name="ce4" table:formula="of:=[.E18]-[.F18]" office:value-type="float" office:value="-339" calcext:value-type="float">
            <text:p>-339</text:p>
          </table:table-cell>
          <table:table-cell table:style-name="ce19" table:formula="of:=DATE(2001;MONTH(thisday);DAY(thisday))" office:value-type="date" office:date-value="2001-01-25" calcext:value-type="date">
            <text:p>25/01/2001</text:p>
          </table:table-cell>
          <table:table-cell table:style-name="ce19" table:formula="of:=DATE(2001;MONTH([.B18]);DAY([.B18]))" office:value-type="date" office:date-value="2001-12-30" calcext:value-type="date">
            <text:p>30/12/2001</text:p>
          </table:table-cell>
          <table:table-cell table:style-name="ce20" table:formula="of:=IF([.$D18]&gt;=0;IF([.$D18]&lt;7;&quot;Yes&quot;;&quot;&quot;);&quot;&quot;)">
            <text:p/>
          </table:table-cell>
          <table:table-cell table:style-name="ce4"/>
          <table:table-cell table:style-name="ce29" table:number-columns-repeated="2"/>
          <table:table-cell table:style-name="ce37"/>
          <table:table-cell table:style-name="ce4"/>
          <table:table-cell table:style-name="ce41" table:number-columns-repeated="161"/>
          <table:table-cell table:number-columns-repeated="83"/>
          <table:table-cell table:style-name="ce41" table:number-columns-repeated="768"/>
        </table:table-row>
        <table:table-row table:style-name="ro2">
          <table:table-cell table:style-name="ce4"/>
          <table:table-cell table:style-name="ce5" table:number-columns-repeated="2"/>
          <table:table-cell table:style-name="ce4" table:formula="of:=[.E19]-[.F19]" office:value-type="float" office:value="-339" calcext:value-type="float">
            <text:p>-339</text:p>
          </table:table-cell>
          <table:table-cell table:style-name="ce19" table:formula="of:=DATE(2001;MONTH(thisday);DAY(thisday))" office:value-type="date" office:date-value="2001-01-25" calcext:value-type="date">
            <text:p>25/01/2001</text:p>
          </table:table-cell>
          <table:table-cell table:style-name="ce19" table:formula="of:=DATE(2001;MONTH([.B19]);DAY([.B19]))" office:value-type="date" office:date-value="2001-12-30" calcext:value-type="date">
            <text:p>30/12/2001</text:p>
          </table:table-cell>
          <table:table-cell table:style-name="ce20" table:formula="of:=IF([.$D19]&gt;=0;IF([.$D19]&lt;7;&quot;Yes&quot;;&quot;&quot;);&quot;&quot;)">
            <text:p/>
          </table:table-cell>
          <table:table-cell table:style-name="ce4"/>
          <table:table-cell table:style-name="ce29" table:number-columns-repeated="2"/>
          <table:table-cell table:style-name="ce37"/>
          <table:table-cell table:style-name="ce4"/>
          <table:table-cell table:style-name="ce41" table:number-columns-repeated="161"/>
          <table:table-cell table:number-columns-repeated="83"/>
          <table:table-cell table:style-name="ce41" table:number-columns-repeated="768"/>
        </table:table-row>
        <table:table-row table:style-name="ro2">
          <table:table-cell table:style-name="ce4"/>
          <table:table-cell table:style-name="ce5" table:number-columns-repeated="2"/>
          <table:table-cell table:style-name="ce4" table:formula="of:=[.E20]-[.F20]" office:value-type="float" office:value="-339" calcext:value-type="float">
            <text:p>-339</text:p>
          </table:table-cell>
          <table:table-cell table:style-name="ce19" table:formula="of:=DATE(2001;MONTH(thisday);DAY(thisday))" office:value-type="date" office:date-value="2001-01-25" calcext:value-type="date">
            <text:p>25/01/2001</text:p>
          </table:table-cell>
          <table:table-cell table:style-name="ce19" table:formula="of:=DATE(2001;MONTH([.B20]);DAY([.B20]))" office:value-type="date" office:date-value="2001-12-30" calcext:value-type="date">
            <text:p>30/12/2001</text:p>
          </table:table-cell>
          <table:table-cell table:style-name="ce20" table:formula="of:=IF([.$D20]&gt;=0;IF([.$D20]&lt;7;&quot;Yes&quot;;&quot;&quot;);&quot;&quot;)">
            <text:p/>
          </table:table-cell>
          <table:table-cell table:style-name="ce4"/>
          <table:table-cell table:style-name="ce29" table:number-columns-repeated="2"/>
          <table:table-cell table:style-name="ce37"/>
          <table:table-cell table:style-name="ce4"/>
          <table:table-cell table:style-name="ce41" table:number-columns-repeated="161"/>
          <table:table-cell table:number-columns-repeated="83"/>
          <table:table-cell table:style-name="ce41" table:number-columns-repeated="768"/>
        </table:table-row>
        <table:table-row table:style-name="ro2">
          <table:table-cell table:style-name="ce4"/>
          <table:table-cell table:style-name="ce5" table:number-columns-repeated="2"/>
          <table:table-cell table:style-name="ce4" table:formula="of:=[.E21]-[.F21]" office:value-type="float" office:value="-339" calcext:value-type="float">
            <text:p>-339</text:p>
          </table:table-cell>
          <table:table-cell table:style-name="ce19" table:formula="of:=DATE(2001;MONTH(thisday);DAY(thisday))" office:value-type="date" office:date-value="2001-01-25" calcext:value-type="date">
            <text:p>25/01/2001</text:p>
          </table:table-cell>
          <table:table-cell table:style-name="ce19" table:formula="of:=DATE(2001;MONTH([.B21]);DAY([.B21]))" office:value-type="date" office:date-value="2001-12-30" calcext:value-type="date">
            <text:p>30/12/2001</text:p>
          </table:table-cell>
          <table:table-cell table:style-name="ce20" table:formula="of:=IF([.$D21]&gt;=0;IF([.$D21]&lt;7;&quot;Yes&quot;;&quot;&quot;);&quot;&quot;)">
            <text:p/>
          </table:table-cell>
          <table:table-cell table:style-name="ce4"/>
          <table:table-cell table:style-name="ce29" table:number-columns-repeated="2"/>
          <table:table-cell table:style-name="ce37"/>
          <table:table-cell table:style-name="ce4"/>
          <table:table-cell table:style-name="ce41" table:number-columns-repeated="161"/>
          <table:table-cell table:number-columns-repeated="83"/>
          <table:table-cell table:style-name="ce41" table:number-columns-repeated="768"/>
        </table:table-row>
        <table:table-row table:style-name="ro2">
          <table:table-cell table:style-name="ce4"/>
          <table:table-cell table:style-name="ce5" table:number-columns-repeated="2"/>
          <table:table-cell table:style-name="ce4" table:formula="of:=[.E22]-[.F22]" office:value-type="float" office:value="-339" calcext:value-type="float">
            <text:p>-339</text:p>
          </table:table-cell>
          <table:table-cell table:style-name="ce19" table:formula="of:=DATE(2001;MONTH(thisday);DAY(thisday))" office:value-type="date" office:date-value="2001-01-25" calcext:value-type="date">
            <text:p>25/01/2001</text:p>
          </table:table-cell>
          <table:table-cell table:style-name="ce19" table:formula="of:=DATE(2001;MONTH([.B22]);DAY([.B22]))" office:value-type="date" office:date-value="2001-12-30" calcext:value-type="date">
            <text:p>30/12/2001</text:p>
          </table:table-cell>
          <table:table-cell table:style-name="ce20" table:formula="of:=IF([.$D22]&gt;=0;IF([.$D22]&lt;7;&quot;Yes&quot;;&quot;&quot;);&quot;&quot;)">
            <text:p/>
          </table:table-cell>
          <table:table-cell table:style-name="ce4"/>
          <table:table-cell table:style-name="ce29" table:number-columns-repeated="2"/>
          <table:table-cell table:style-name="ce37"/>
          <table:table-cell table:style-name="ce4"/>
          <table:table-cell table:style-name="ce41" table:number-columns-repeated="161"/>
          <table:table-cell table:number-columns-repeated="83"/>
          <table:table-cell table:style-name="ce41" table:number-columns-repeated="768"/>
        </table:table-row>
        <table:table-row table:style-name="ro2">
          <table:table-cell table:style-name="ce4"/>
          <table:table-cell table:style-name="ce5" table:number-columns-repeated="2"/>
          <table:table-cell table:style-name="ce4" table:formula="of:=[.E23]-[.F23]" office:value-type="float" office:value="-339" calcext:value-type="float">
            <text:p>-339</text:p>
          </table:table-cell>
          <table:table-cell table:style-name="ce19" table:formula="of:=DATE(2001;MONTH(thisday);DAY(thisday))" office:value-type="date" office:date-value="2001-01-25" calcext:value-type="date">
            <text:p>25/01/2001</text:p>
          </table:table-cell>
          <table:table-cell table:style-name="ce19" table:formula="of:=DATE(2001;MONTH([.B23]);DAY([.B23]))" office:value-type="date" office:date-value="2001-12-30" calcext:value-type="date">
            <text:p>30/12/2001</text:p>
          </table:table-cell>
          <table:table-cell table:style-name="ce20" table:formula="of:=IF([.$D23]&gt;=0;IF([.$D23]&lt;7;&quot;Yes&quot;;&quot;&quot;);&quot;&quot;)">
            <text:p/>
          </table:table-cell>
          <table:table-cell table:style-name="ce4"/>
          <table:table-cell table:style-name="ce29" table:number-columns-repeated="2"/>
          <table:table-cell table:style-name="ce37"/>
          <table:table-cell table:style-name="ce4"/>
          <table:table-cell table:style-name="ce41" table:number-columns-repeated="161"/>
          <table:table-cell table:number-columns-repeated="83"/>
          <table:table-cell table:style-name="ce41" table:number-columns-repeated="768"/>
        </table:table-row>
        <table:table-row table:style-name="ro2">
          <table:table-cell table:style-name="ce4"/>
          <table:table-cell table:style-name="ce5" table:number-columns-repeated="2"/>
          <table:table-cell table:style-name="ce4" table:formula="of:=[.E24]-[.F24]" office:value-type="float" office:value="-339" calcext:value-type="float">
            <text:p>-339</text:p>
          </table:table-cell>
          <table:table-cell table:style-name="ce19" table:formula="of:=DATE(2001;MONTH(thisday);DAY(thisday))" office:value-type="date" office:date-value="2001-01-25" calcext:value-type="date">
            <text:p>25/01/2001</text:p>
          </table:table-cell>
          <table:table-cell table:style-name="ce19" table:formula="of:=DATE(2001;MONTH([.B24]);DAY([.B24]))" office:value-type="date" office:date-value="2001-12-30" calcext:value-type="date">
            <text:p>30/12/2001</text:p>
          </table:table-cell>
          <table:table-cell table:style-name="ce20" table:formula="of:=IF([.$D24]&gt;=0;IF([.$D24]&lt;7;&quot;Yes&quot;;&quot;&quot;);&quot;&quot;)">
            <text:p/>
          </table:table-cell>
          <table:table-cell table:style-name="ce4"/>
          <table:table-cell table:style-name="ce29" table:number-columns-repeated="2"/>
          <table:table-cell table:style-name="ce37"/>
          <table:table-cell table:style-name="ce4"/>
          <table:table-cell table:style-name="ce41" table:number-columns-repeated="161"/>
          <table:table-cell table:number-columns-repeated="83"/>
          <table:table-cell table:style-name="ce41" table:number-columns-repeated="768"/>
        </table:table-row>
        <table:table-row table:style-name="ro2">
          <table:table-cell table:style-name="ce4"/>
          <table:table-cell table:style-name="ce5" table:number-columns-repeated="2"/>
          <table:table-cell table:style-name="ce4" table:formula="of:=[.E25]-[.F25]" office:value-type="float" office:value="-339" calcext:value-type="float">
            <text:p>-339</text:p>
          </table:table-cell>
          <table:table-cell table:style-name="ce19" table:formula="of:=DATE(2001;MONTH(thisday);DAY(thisday))" office:value-type="date" office:date-value="2001-01-25" calcext:value-type="date">
            <text:p>25/01/2001</text:p>
          </table:table-cell>
          <table:table-cell table:style-name="ce19" table:formula="of:=DATE(2001;MONTH([.B25]);DAY([.B25]))" office:value-type="date" office:date-value="2001-12-30" calcext:value-type="date">
            <text:p>30/12/2001</text:p>
          </table:table-cell>
          <table:table-cell table:style-name="ce20" table:formula="of:=IF([.$D25]&gt;=0;IF([.$D25]&lt;7;&quot;Yes&quot;;&quot;&quot;);&quot;&quot;)">
            <text:p/>
          </table:table-cell>
          <table:table-cell table:style-name="ce4"/>
          <table:table-cell table:style-name="ce29" table:number-columns-repeated="2"/>
          <table:table-cell table:style-name="ce37"/>
          <table:table-cell table:style-name="ce4"/>
          <table:table-cell table:style-name="ce41" table:number-columns-repeated="161"/>
          <table:table-cell table:number-columns-repeated="83"/>
          <table:table-cell table:style-name="ce41" table:number-columns-repeated="768"/>
        </table:table-row>
        <table:table-row table:style-name="ro2">
          <table:table-cell table:style-name="ce6"/>
          <table:table-cell table:style-name="ce5" table:number-columns-repeated="2"/>
          <table:table-cell table:style-name="ce4" table:formula="of:=[.E26]-[.F26]" office:value-type="float" office:value="-339" calcext:value-type="float">
            <text:p>-339</text:p>
          </table:table-cell>
          <table:table-cell table:style-name="ce19" table:formula="of:=DATE(2001;MONTH(thisday);DAY(thisday))" office:value-type="date" office:date-value="2001-01-25" calcext:value-type="date">
            <text:p>25/01/2001</text:p>
          </table:table-cell>
          <table:table-cell table:style-name="ce19" table:formula="of:=DATE(2001;MONTH([.B26]);DAY([.B26]))" office:value-type="date" office:date-value="2001-12-30" calcext:value-type="date">
            <text:p>30/12/2001</text:p>
          </table:table-cell>
          <table:table-cell table:style-name="ce20" table:formula="of:=IF([.$D26]&gt;=0;IF([.$D26]&lt;7;&quot;Yes&quot;;&quot;&quot;);&quot;&quot;)">
            <text:p/>
          </table:table-cell>
          <table:table-cell table:style-name="ce4"/>
          <table:table-cell table:style-name="ce29" table:number-columns-repeated="2"/>
          <table:table-cell table:style-name="ce37"/>
          <table:table-cell table:style-name="ce4"/>
          <table:table-cell table:style-name="ce41" table:number-columns-repeated="161"/>
          <table:table-cell table:number-columns-repeated="83"/>
          <table:table-cell table:style-name="ce41" table:number-columns-repeated="768"/>
        </table:table-row>
        <table:table-row table:style-name="ro2">
          <table:table-cell table:style-name="ce6"/>
          <table:table-cell table:style-name="ce5" table:number-columns-repeated="2"/>
          <table:table-cell table:style-name="ce4" table:formula="of:=[.E27]-[.F27]" office:value-type="float" office:value="-339" calcext:value-type="float">
            <text:p>-339</text:p>
          </table:table-cell>
          <table:table-cell table:style-name="ce19" table:formula="of:=DATE(2001;MONTH(thisday);DAY(thisday))" office:value-type="date" office:date-value="2001-01-25" calcext:value-type="date">
            <text:p>25/01/2001</text:p>
          </table:table-cell>
          <table:table-cell table:style-name="ce19" table:formula="of:=DATE(2001;MONTH([.B27]);DAY([.B27]))" office:value-type="date" office:date-value="2001-12-30" calcext:value-type="date">
            <text:p>30/12/2001</text:p>
          </table:table-cell>
          <table:table-cell table:style-name="ce20" table:formula="of:=IF([.$D27]&gt;=0;IF([.$D27]&lt;7;&quot;Yes&quot;;&quot;&quot;);&quot;&quot;)">
            <text:p/>
          </table:table-cell>
          <table:table-cell table:style-name="ce4"/>
          <table:table-cell table:style-name="ce29" table:number-columns-repeated="2"/>
          <table:table-cell table:style-name="ce37"/>
          <table:table-cell table:style-name="ce4"/>
          <table:table-cell table:style-name="ce41" table:number-columns-repeated="161"/>
          <table:table-cell table:number-columns-repeated="83"/>
          <table:table-cell table:style-name="ce41" table:number-columns-repeated="768"/>
        </table:table-row>
        <table:table-row table:style-name="ro2">
          <table:table-cell table:style-name="ce6"/>
          <table:table-cell table:style-name="ce5" table:number-columns-repeated="2"/>
          <table:table-cell table:style-name="ce4" table:formula="of:=[.E28]-[.F28]" office:value-type="float" office:value="-339" calcext:value-type="float">
            <text:p>-339</text:p>
          </table:table-cell>
          <table:table-cell table:style-name="ce19" table:formula="of:=DATE(2001;MONTH(thisday);DAY(thisday))" office:value-type="date" office:date-value="2001-01-25" calcext:value-type="date">
            <text:p>25/01/2001</text:p>
          </table:table-cell>
          <table:table-cell table:style-name="ce19" table:formula="of:=DATE(2001;MONTH([.B28]);DAY([.B28]))" office:value-type="date" office:date-value="2001-12-30" calcext:value-type="date">
            <text:p>30/12/2001</text:p>
          </table:table-cell>
          <table:table-cell table:style-name="ce20" table:formula="of:=IF([.$D28]&gt;=0;IF([.$D28]&lt;7;&quot;Yes&quot;;&quot;&quot;);&quot;&quot;)">
            <text:p/>
          </table:table-cell>
          <table:table-cell table:style-name="ce4"/>
          <table:table-cell table:style-name="ce29" table:number-columns-repeated="2"/>
          <table:table-cell table:style-name="ce37"/>
          <table:table-cell table:style-name="ce4"/>
          <table:table-cell table:style-name="ce41" table:number-columns-repeated="161"/>
          <table:table-cell table:number-columns-repeated="83"/>
          <table:table-cell table:style-name="ce41" table:number-columns-repeated="768"/>
        </table:table-row>
        <table:table-row table:style-name="ro2">
          <table:table-cell table:style-name="ce4"/>
          <table:table-cell table:style-name="ce5" table:number-columns-repeated="2"/>
          <table:table-cell table:style-name="ce4" table:formula="of:=[.E29]-[.F29]" office:value-type="float" office:value="-339" calcext:value-type="float">
            <text:p>-339</text:p>
          </table:table-cell>
          <table:table-cell table:style-name="ce19" table:formula="of:=DATE(2001;MONTH(thisday);DAY(thisday))" office:value-type="date" office:date-value="2001-01-25" calcext:value-type="date">
            <text:p>25/01/2001</text:p>
          </table:table-cell>
          <table:table-cell table:style-name="ce19" table:formula="of:=DATE(2001;MONTH([.B29]);DAY([.B29]))" office:value-type="date" office:date-value="2001-12-30" calcext:value-type="date">
            <text:p>30/12/2001</text:p>
          </table:table-cell>
          <table:table-cell table:style-name="ce25" table:formula="of:=IF([.$D29]&gt;=0;IF([.$D29]&lt;7;&quot;Yes&quot;;&quot;&quot;);&quot;&quot;)">
            <text:p/>
          </table:table-cell>
          <table:table-cell table:style-name="ce4"/>
          <table:table-cell table:style-name="ce29" table:number-columns-repeated="2"/>
          <table:table-cell table:style-name="ce37"/>
          <table:table-cell table:style-name="ce4"/>
          <table:table-cell table:style-name="ce41" table:number-columns-repeated="161"/>
          <table:table-cell table:number-columns-repeated="83"/>
          <table:table-cell table:style-name="ce41" table:number-columns-repeated="768"/>
        </table:table-row>
        <table:table-row table:style-name="ro3" table:number-rows-repeated="1048474">
          <table:table-cell table:number-columns-repeated="1024"/>
        </table:table-row>
        <table:table-row table:style-name="ro4" table:number-rows-repeated="72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Excel_BuiltIn_Print_Titles" table:base-cell-address="$Attendance.$A$1" table:cell-range-address="$Attendance.$A$1:.$AMJ$1" table:range-usable-as="repeat-column repeat-row"/>
        </table:named-expressions>
      </table:table>
      <table:table table:name="Sheet2" table:style-name="ta2">
        <table:table-column table:style-name="co8" table:number-columns-repeated="257" table:default-cell-style-name="ce46"/>
        <table:table-column table:style-name="co8" table:number-columns-repeated="767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3" table:style-name="ta3">
        <table:table-column table:style-name="co8" table:number-columns-repeated="257" table:default-cell-style-name="ce46"/>
        <table:table-column table:style-name="co8" table:number-columns-repeated="767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>
        <table:named-range table:name="Excel_BuiltIn_Print_Area_1" table:base-cell-address="$Attendance.$A$1" table:cell-range-address="$Attendance.$A$1:.$R$1"/>
        <table:named-range table:name="thisday" table:base-cell-address="$Attendance.$A$1" table:cell-range-address="$Attendance.$A$1"/>
        <table:named-expression table:name="_xlfn_DAYS" table:base-cell-address="$Attendance.$A$1" table:expression="NA(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number number:decimal-places="0" loext:min-decimal-places="0" number:min-integer-digits="0"/>
    </number:number-style>
    <number:number-style style:name="N110">
      <number:number number:decimal-places="0" loext:min-decimal-places="0" number:min-integer-digits="0"/>
      <style:map style:condition="value()&gt;=0" style:apply-style-name="N110P0"/>
    </number:number-style>
    <number:number-style style:name="N112P0" style:volatile="true">
      <number:text>$</number:text>
      <number:number number:decimal-places="0" loext:min-decimal-places="0" number:min-integer-digits="1" number:grouping="true"/>
    </number:number-style>
    <number:number-style style:name="N112">
      <number:text>-$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$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$</number:text>
      <number:number number:decimal-places="2" loext:min-decimal-places="2" number:min-integer-digits="1" number:grouping="true"/>
    </number:number-style>
    <number:number-style style:name="N115">
      <number:text>-$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$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$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1">
      <number:day number:style="long"/>
      <number:text>.</number:text>
      <number:month number:style="long"/>
      <number:text>.</number:text>
      <number:year/>
    </number:date-style>
    <number:date-style style:name="N142">
      <number:day/>
      <number:text>/</number:text>
      <number:month number:style="long"/>
      <number:text>/</number:text>
      <number:year number:style="long"/>
    </number:date-style>
    <number:number-style style:name="N145P0" style:volatile="true">
      <number:text>* </number:text>
    </number:number-style>
    <number:number-style style:name="N145P1" style:volatile="true">
      <number:text/>
    </number:number-style>
    <number:number-style style:name="N145">
      <number:text/>
      <style:map style:condition="value()&gt;0" style:apply-style-name="N145P0"/>
      <style:map style:condition="value()&lt;0" style:apply-style-name="N145P1"/>
    </number:number-style>
    <number:number-style style:name="N147P0" style:volatile="true">
      <number:text>✔ </number:text>
    </number:number-style>
    <number:number-style style:name="N147P1" style:volatile="true">
      <number:text/>
    </number:number-style>
    <number:number-style style:name="N147">
      <number:text/>
      <style:map style:condition="value()&gt;0" style:apply-style-name="N147P0"/>
      <style:map style:condition="value()&lt;0" style:apply-style-name="N147P1"/>
    </number:number-style>
    <number:number-style style:name="N148P0" style:volatile="true">
      <number:number number:decimal-places="0" loext:min-decimal-places="0" number:min-integer-digits="1"/>
    </number:number-style>
    <number:number-style style:name="N148P1" style:volatile="true">
      <number:number number:decimal-places="0" loext:min-decimal-places="0" number:min-integer-digits="1"/>
    </number:number-style>
    <number:number-style style:name="N148">
      <number:number number:decimal-places="0" loext:min-decimal-places="0" number:min-integer-digits="0"/>
      <style:map style:condition="value()&gt;0" style:apply-style-name="N148P0"/>
      <style:map style:condition="value()&lt;0" style:apply-style-name="N148P1"/>
    </number:number-style>
    <number:number-style style:name="N149">
      <number:number number:decimal-places="1" loext:min-decimal-places="1" number:min-integer-digits="1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1" style:display-name="Accent 1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1_20_2" style:display-name="Accent 1 2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2_20_2" style:display-name="Accent 2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Accent_20_3_20_2" style:display-name="Accent 3 2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Accent_20_5" style:display-name="Accent 5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Bad_20_1" style:display-name="Bad 1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Error_20_2" style:display-name="Error 2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Excel_5f_BuiltIn_5f_Bad" style:display-name="Excel_BuiltIn_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Good" style:display-name="Excel_BuiltIn_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Excel_5f_BuiltIn_5f_Heading_20_2" style:display-name="Excel_BuiltIn_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Arial" fo:font-family="Arial" style:font-family-generic="swiss" style:font-pitch="variable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pitch-complex="variable" style:font-size-complex="10pt" style:font-style-complex="italic" style:font-weight-complex="normal"/>
    </style:style>
    <style:style style:name="Footnote_20_2" style:display-name="Footnote 2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Arial" fo:font-family="Arial" style:font-family-generic="swiss" style:font-pitch="variable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pitch-complex="variable" style:font-size-complex="10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name-complex="Arial" style:font-family-complex="Arial" style:font-family-generic-complex="swiss" style:font-pitch-complex="variable" style:font-size-complex="24pt" style:font-style-complex="normal" style:font-weight-complex="bold"/>
    </style:style>
    <style:style style:name="hidden" style:family="table-cell" style:parent-style-name="Default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tus_20_2" style:display-name="Status 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2" style:display-name="Text 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Warning_20_2" style:display-name="Warning 2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ontinue" style:family="table-cell" style:parent-style-name="Default" style:data-style-name="N110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firstline" style:family="table-cell" style:parent-style-name="Default">
      <style:table-cell-properties fo:border-bottom="none" fo:border-left="0.06pt solid #000000" fo:border-right="0.06pt solid #000000" fo:border-top="0.11pt solid #000000" style:vertical-align="top" loext:vertical-justify="auto"/>
      <style:paragraph-properties css3t:text-justify="auto"/>
      <style:text-properties fo:font-size="18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6mm" fo:margin-bottom="8.01mm" fo:margin-left="24.99mm" fo:margin-right="0mm" style:first-page-number="continue" style:scale-to="57%" style:writing-mode="lr-tb"/>
      <style:header-style>
        <style:header-footer-properties fo:min-height="7.5mm" fo:margin-left="0mm" fo:margin-right="19mm" fo:margin-bottom="3.49mm"/>
      </style:header-style>
      <style:footer-style>
        <style:header-footer-properties fo:min-height="7.5mm" fo:margin-left="0mm" fo:margin-right="19mm" fo:margin-top="0mm"/>
      </style:footer-style>
    </style:page-layout>
    <style:page-layout style:name="Mpm4">
      <style:page-layout-properties fo:page-width="210.01mm" fo:page-height="297mm"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0">00/00/0000</text:date>, <text:time style:data-style-name="N2" text:time-value="16:31:27.0237004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2017" style:display-name="PageStyle_2017" style:page-layout-name="Mpm3">
      <style:header>
        <text:p><text:span text:style-name="MT1">PlayGroup Weekly Worksheet </text:span></text:p>
      </style:header>
      <style:header-left style:display="false">
        <text:p><text:span text:style-name="MT1">PlayGroup Weekly Worksheet </text:span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20T16:31:44.734932761</dc:date>
    <meta:generator>LibreOffice/5.4.4.2$Linux_X86_64 LibreOffice_project/40m0$Build-2</meta:generator>
    <meta:editing-duration>PT3H21M22S</meta:editing-duration>
    <meta:editing-cycles>12</meta:editing-cycles>
    <meta:document-statistic meta:table-count="3" meta:cell-count="125" meta:object-count="2"/>
  </office:meta>
</office:document-meta>
</file>